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62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font-name="Liberation Sans" fo:font-size="14pt" style:font-size-asian="14pt" style:font-size-complex="14pt"/>
    </style:style>
    <style:style style:name="ce6" style:family="table-cell" style:parent-style-name="Default" style:data-style-name="N2">
      <style:table-cell-properties fo:background-color="#ffff00"/>
      <style:text-properties style:font-name="Liberation Sans" fo:font-size="14pt" style:font-size-asian="14pt" style:font-size-complex="14pt"/>
    </style:style>
    <style:style style:name="ce2" style:family="table-cell" style:parent-style-name="Default" style:data-style-name="N122">
      <style:text-properties style:font-name="Liberation Sans" fo:font-size="14pt" style:font-size-asian="14pt" style:font-size-complex="14pt"/>
    </style:style>
    <style:style style:name="ce8" style:family="table-cell" style:parent-style-name="Default" style:data-style-name="N124">
      <style:text-properties style:font-name="Liberation Sans" fo:font-size="14pt" style:font-size-asian="14pt" style:font-size-complex="14pt"/>
    </style:style>
    <style:style style:name="ce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346in" svg:height="3.5413in" svg:x="4.5807in" svg:y="0.2724in">
            <draw:object draw:notify-on-update-of-ranges="Sheet1.A2:Sheet1.A20 Sheet1.B1:Sheet1.B1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inal Energy</text:p>
          </table:table-cell>
          <table:table-cell table:number-columns-repeated="1022"/>
        </table:table-row>
        <table:table-row table:style-name="ro1">
          <table:table-cell office:value-type="float" office:value="3.3" calcext:value-type="float">
            <text:p>3.30</text:p>
          </table:table-cell>
          <table:table-cell table:style-name="ce8" office:value-type="float" office:value="-91.02807904" calcext:value-type="float">
            <text:p>-91.02807904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0</text:p>
          </table:table-cell>
          <table:table-cell table:style-name="ce9" office:value-type="float" office:value="-91.12446499" calcext:value-type="float">
            <text:p>-91.12446499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0</text:p>
          </table:table-cell>
          <table:table-cell table:style-name="ce9" office:value-type="float" office:value="-91.19218104" calcext:value-type="float">
            <text:p>-91.19218104</text:p>
          </table:table-cell>
          <table:table-cell table:number-columns-repeated="1022"/>
        </table:table-row>
        <table:table-row table:style-name="ro1">
          <table:table-cell office:value-type="float" office:value="3.6" calcext:value-type="float">
            <text:p>3.60</text:p>
          </table:table-cell>
          <table:table-cell table:style-name="ce9" office:value-type="float" office:value="-91.23691008" calcext:value-type="float">
            <text:p>-91.23691008</text:p>
          </table:table-cell>
          <table:table-cell table:number-columns-repeated="1022"/>
        </table:table-row>
        <table:table-row table:style-name="ro1">
          <table:table-cell office:value-type="float" office:value="3.7" calcext:value-type="float">
            <text:p>3.70</text:p>
          </table:table-cell>
          <table:table-cell table:style-name="ce9" office:value-type="float" office:value="-91.26305315" calcext:value-type="float">
            <text:p>-91.26305315</text:p>
          </table:table-cell>
          <table:table-cell table:number-columns-repeated="1022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ce9" office:value-type="float" office:value="-91.27028296" calcext:value-type="float">
            <text:p>-91.27028296</text:p>
          </table:table-cell>
          <table:table-cell table:number-columns-repeated="1022"/>
        </table:table-row>
        <table:table-row table:style-name="ro1">
          <table:table-cell office:value-type="float" office:value="3.8" calcext:value-type="float">
            <text:p>3.80</text:p>
          </table:table-cell>
          <table:table-cell table:style-name="ce9" office:value-type="float" office:value="-91.27418827" calcext:value-type="float">
            <text:p>-91.27418827</text:p>
          </table:table-cell>
          <table:table-cell table:number-columns-repeated="1022"/>
        </table:table-row>
        <table:table-row table:style-name="ro1">
          <table:table-cell table:style-name="ce6" office:value-type="float" office:value="3.85" calcext:value-type="float">
            <text:p>3.85</text:p>
          </table:table-cell>
          <table:table-cell table:style-name="ce10" office:value-type="float" office:value="-91.27514799" calcext:value-type="float">
            <text:p>-91.27514799</text:p>
          </table:table-cell>
          <table:table-cell table:number-columns-repeated="1022"/>
        </table:table-row>
        <table:table-row table:style-name="ro1">
          <table:table-cell office:value-type="float" office:value="3.9" calcext:value-type="float">
            <text:p>3.90</text:p>
          </table:table-cell>
          <table:table-cell table:style-name="ce9" office:value-type="float" office:value="-91.27350643" calcext:value-type="float">
            <text:p>-91.27350643</text:p>
          </table:table-cell>
          <table:table-cell table:number-columns-repeated="1022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ce9" office:value-type="float" office:value="-91.26958319" calcext:value-type="float">
            <text:p>-91.2695831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.00</text:p>
          </table:table-cell>
          <table:table-cell table:style-name="ce9" office:value-type="float" office:value="-91.26366989" calcext:value-type="float">
            <text:p>-91.26366989</text:p>
          </table:table-cell>
          <table:table-cell table:number-columns-repeated="1022"/>
        </table:table-row>
        <table:table-row table:style-name="ro1">
          <table:table-cell office:value-type="float" office:value="4.1" calcext:value-type="float">
            <text:p>4.10</text:p>
          </table:table-cell>
          <table:table-cell table:style-name="ce9" office:value-type="float" office:value="-91.24690985" calcext:value-type="float">
            <text:p>-91.24690985</text:p>
          </table:table-cell>
          <table:table-cell table:number-columns-repeated="1022"/>
        </table:table-row>
        <table:table-row table:style-name="ro1">
          <table:table-cell office:value-type="float" office:value="4.2" calcext:value-type="float">
            <text:p>4.20</text:p>
          </table:table-cell>
          <table:table-cell table:style-name="ce9" office:value-type="float" office:value="-91.225076" calcext:value-type="float">
            <text:p>-91.22507600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0</text:p>
          </table:table-cell>
          <table:table-cell table:style-name="ce9" office:value-type="float" office:value="-91.19973831" calcext:value-type="float">
            <text:p>-91.19973831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.40</text:p>
          </table:table-cell>
          <table:table-cell table:style-name="ce9" office:value-type="float" office:value="-91.17237849" calcext:value-type="float">
            <text:p>-91.17237849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0</text:p>
          </table:table-cell>
          <table:table-cell table:style-name="ce8" office:value-type="float" office:value="-91.14360067" calcext:value-type="float">
            <text:p>-91.14360067</text:p>
          </table:table-cell>
          <table:table-cell table:number-columns-repeated="1022"/>
        </table:table-row>
        <table:table-row table:style-name="ro1">
          <table:table-cell office:value-type="float" office:value="4.6" calcext:value-type="float">
            <text:p>4.60</text:p>
          </table:table-cell>
          <table:table-cell table:style-name="ce8" office:value-type="float" office:value="-91.11430437" calcext:value-type="float">
            <text:p>-91.11430437</text:p>
          </table:table-cell>
          <table:table-cell table:number-columns-repeated="1022"/>
        </table:table-row>
        <table:table-row table:style-name="ro1">
          <table:table-cell office:value-type="float" office:value="4.8" calcext:value-type="float">
            <text:p>4.80</text:p>
          </table:table-cell>
          <table:table-cell table:style-name="ce8" office:value-type="float" office:value="-91.05575565" calcext:value-type="float">
            <text:p>-91.0557556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.00</text:p>
          </table:table-cell>
          <table:table-cell table:style-name="ce8" office:value-type="float" office:value="-90.99963953" calcext:value-type="float">
            <text:p>-90.99963953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9:48:34.241141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0T23:15:48.776320032</meta:creation-date>
    <dc:date>2024-12-21T19:49:15.295369522</dc:date>
    <meta:editing-duration>PT16M10S</meta:editing-duration>
    <meta:editing-cycles>3</meta:editing-cycles>
    <meta:generator>LibreOffice/6.4.7.2$Linux_X86_64 LibreOffice_project/40$Build-2</meta:generator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93cm" svg:height="8.996cm" xlink:href=".." xlink:type="simple" chart:class="chart:scatter" chart:style-name="ch1">
        <chart:legend chart:legend-position="end" svg:x="14.107cm" svg:y="3.95cm" style:legend-expansion="high" chart:style-name="ch2"/>
        <chart:plot-area chart:style-name="ch3" table:cell-range-address="Sheet1.A2:Sheet1.B20 Sheet1.B1:Sheet1.B1" chart:data-source-has-labels="row" svg:x="0.641cm" svg:y="0.179cm" svg:width="13.615cm" svg:height="8.633cm">
          <chartooo:coordinate-region svg:x="1.845cm" svg:y="0.378cm" svg:width="12.079cm" svg:height="8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scatter">
            <chart:domain table:cell-range-address="Sheet1.A2:Sheet1.A20"/>
            <chart:regression-curve chart:style-name="ch8">
              <chart:equation chart:display-equation="false" chart:display-r-square="true" svg:x="2.662cm" svg:y="2.301cm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nal Energ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Sheet1.A2:Sheet1.A20</svg:desc>
                </draw:g>
              </table:table-cell>
              <table:table-cell office:value-type="float" office:value="-91.02807904">
                <text:p>-91.02807904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-91.12446499">
                <text:p>-91.12446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-91.19218104">
                <text:p>-91.19218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-91.23691008">
                <text:p>-91.2369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">
                <text:p>3.7</text:p>
              </table:table-cell>
              <table:table-cell office:value-type="float" office:value="-91.26305315">
                <text:p>-91.26305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-91.27028296">
                <text:p>-91.27028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-91.27418827">
                <text:p>-91.27418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5">
                <text:p>3.85</text:p>
              </table:table-cell>
              <table:table-cell office:value-type="float" office:value="-91.27514799">
                <text:p>-91.2751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">
                <text:p>3.9</text:p>
              </table:table-cell>
              <table:table-cell office:value-type="float" office:value="-91.27350643">
                <text:p>-91.27350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">
                <text:p>3.95</text:p>
              </table:table-cell>
              <table:table-cell office:value-type="float" office:value="-91.26958319">
                <text:p>-91.26958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91.26366989">
                <text:p>-91.26366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">
                <text:p>4.1</text:p>
              </table:table-cell>
              <table:table-cell office:value-type="float" office:value="-91.24690985">
                <text:p>-91.24690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-91.225076">
                <text:p>-91.225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-91.19973831">
                <text:p>-91.19973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">
                <text:p>4.4</text:p>
              </table:table-cell>
              <table:table-cell office:value-type="float" office:value="-91.17237849">
                <text:p>-91.17237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-91.14360067">
                <text:p>-91.14360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">
                <text:p>4.6</text:p>
              </table:table-cell>
              <table:table-cell office:value-type="float" office:value="-91.11430437">
                <text:p>-91.11430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">
                <text:p>4.8</text:p>
              </table:table-cell>
              <table:table-cell office:value-type="float" office:value="-91.05575565">
                <text:p>-91.05575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90.99963953">
                <text:p>-90.99963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